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Gnumeric-default">
      <style:table-cell-properties fo:background-color="#ffff00"/>
      <style:text-properties fo:color="#000000"/>
    </style:style>
    <style:style style:name="ce3" style:family="table-cell" style:parent-style-name="Default">
      <style:table-cell-properties style:glyph-orientation-vertical="auto" fo:background-color="#3deb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number-columns-repeated="114" table:default-cell-style-name="Default"/>
        <table:table-row table:style-name="ro1">
          <table:table-cell table:style-name="Gnumeric-default" office:value-type="string" calcext:value-type="string">
            <text:p>avg accel_x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K1</text:p>
          </table:table-cell>
          <table:table-cell table:style-name="Gnumeric-default" office:value-type="string" calcext:value-type="string">
            <text:p>K2</text:p>
          </table:table-cell>
          <table:table-cell table:style-name="Gnumeric-default" office:value-type="string" calcext:value-type="string">
            <text:p>K3</text:p>
          </table:table-cell>
          <table:table-cell table:style-name="Gnumeric-default" office:value-type="string" calcext:value-type="string">
            <text:p>e</text:p>
          </table:table-cell>
          <table:table-cell table:style-name="Gnumeric-default" office:value-type="string" calcext:value-type="string">
            <text:p>r</text:p>
          </table:table-cell>
          <table:table-cell table:style-name="Gnumeric-default" office:value-type="string" calcext:value-type="string">
            <text:p>z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 calcext:value-type="string">
            <text:p>K1</text:p>
          </table:table-cell>
          <table:table-cell table:style-name="Gnumeric-default" office:value-type="float" office:value="0.692392131588758" calcext:value-type="float">
            <text:p>0.6923921315888</text:p>
          </table:table-cell>
          <table:table-cell table:style-name="Gnumeric-default" office:value-type="float" office:value="0.113548591787375" calcext:value-type="float">
            <text:p>0.1135485917874</text:p>
          </table:table-cell>
          <table:table-cell table:style-name="Gnumeric-default" office:value-type="float" office:value="0.231663101493661" calcext:value-type="float">
            <text:p>0.2316631014937</text:p>
          </table:table-cell>
          <table:table-cell table:style-name="Gnumeric-default" office:value-type="float" office:value="0.137336949240557" calcext:value-type="float">
            <text:p>0.1373369492406</text:p>
          </table:table-cell>
          <table:table-cell table:style-name="Gnumeric-default" office:value-type="float" office:value="0.139491761751443" calcext:value-type="float">
            <text:p>0.1394917617514</text:p>
          </table:table-cell>
          <table:table-cell table:style-name="Gnumeric-default" office:value-type="float" office:value="0.110868450923532" calcext:value-type="float">
            <text:p>0.1108684509235</text:p>
          </table:table-cell>
          <table:table-cell table:style-name="Gnumeric-default"/>
          <table:table-cell table:style-name="ce1" office:value-type="string" calcext:value-type="string">
            <text:p>Sums seem incorrect!</text:p>
          </table:table-cell>
          <table:table-cell table:style-name="ce1"/>
          <table:table-cell table:style-name="Gnumeric-default" table:number-columns-repeated="118"/>
        </table:table-row>
        <table:table-row table:style-name="ro1">
          <table:table-cell table:style-name="Gnumeric-default" office:value-type="string" calcext:value-type="string">
            <text:p>K2</text:p>
          </table:table-cell>
          <table:table-cell table:style-name="Gnumeric-default" office:value-type="float" office:value="0.506612544827024" calcext:value-type="float">
            <text:p>0.506612544827</text:p>
          </table:table-cell>
          <table:table-cell table:style-name="Gnumeric-default" office:value-type="float" office:value="0.643105245296594" calcext:value-type="float">
            <text:p>0.6431052452966</text:p>
          </table:table-cell>
          <table:table-cell table:style-name="Gnumeric-default" office:value-type="float" office:value="0.188309935878657" calcext:value-type="float">
            <text:p>0.1883099358787</text:p>
          </table:table-cell>
          <table:table-cell table:style-name="Gnumeric-default" office:value-type="float" office:value="0.0855612833689678" calcext:value-type="float">
            <text:p>0.085561283369</text:p>
          </table:table-cell>
          <table:table-cell table:style-name="Gnumeric-default" office:value-type="float" office:value="0.141307856545626" calcext:value-type="float">
            <text:p>0.1413078565456</text:p>
          </table:table-cell>
          <table:table-cell table:style-name="Gnumeric-default" office:value-type="float" office:value="0.0906505448368524" calcext:value-type="float">
            <text:p>0.0906505448369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 calcext:value-type="string">
            <text:p>K3</text:p>
          </table:table-cell>
          <table:table-cell table:style-name="Gnumeric-default" office:value-type="float" office:value="0.642556965880093" calcext:value-type="float">
            <text:p>0.6425569658801</text:p>
          </table:table-cell>
          <table:table-cell table:style-name="Gnumeric-default" office:value-type="float" office:value="0.49595438701387" calcext:value-type="float">
            <text:p>0.4959543870139</text:p>
          </table:table-cell>
          <table:table-cell table:style-name="Gnumeric-default" office:value-type="float" office:value="0.739142502587098" calcext:value-type="float">
            <text:p>0.7391425025871</text:p>
          </table:table-cell>
          <table:table-cell table:style-name="Gnumeric-default" office:value-type="float" office:value="0.129338928453929" calcext:value-type="float">
            <text:p>0.1293389284539</text:p>
          </table:table-cell>
          <table:table-cell table:style-name="Gnumeric-default" office:value-type="float" office:value="0.140567915088227" calcext:value-type="float">
            <text:p>0.1405679150882</text:p>
          </table:table-cell>
          <table:table-cell table:style-name="Gnumeric-default" office:value-type="float" office:value="0.0781047321441959" calcext:value-type="float">
            <text:p>0.0781047321442</text:p>
          </table:table-cell>
          <table:table-cell table:style-name="Gnumeric-default"/>
          <table:table-cell table:style-name="ce2" office:value-type="string" calcext:value-type="string">
            <text:p>VALUES ON OPPOSITE SIDES OF DIAGONAL SHOULD BE EQUAL</text:p>
          </table:table-cell>
          <table:table-cell table:style-name="Gnumeric-default" table:number-columns-repeated="119"/>
        </table:table-row>
        <table:table-row table:style-name="ro1">
          <table:table-cell table:style-name="Gnumeric-default" office:value-type="string" calcext:value-type="string">
            <text:p>e</text:p>
          </table:table-cell>
          <table:table-cell table:style-name="Gnumeric-default" office:value-type="float" office:value="0.102864721196748" calcext:value-type="float">
            <text:p>0.1028647211967</text:p>
          </table:table-cell>
          <table:table-cell table:style-name="Gnumeric-default" office:value-type="float" office:value="0.157562829587936" calcext:value-type="float">
            <text:p>0.1575628295879</text:p>
          </table:table-cell>
          <table:table-cell table:style-name="Gnumeric-default" office:value-type="float" office:value="0.125772095760735" calcext:value-type="float">
            <text:p>0.1257720957607</text:p>
          </table:table-cell>
          <table:table-cell table:style-name="Gnumeric-default" office:value-type="float" office:value="0.64564304362106" calcext:value-type="float">
            <text:p>0.6456430436211</text:p>
          </table:table-cell>
          <table:table-cell table:style-name="Gnumeric-default" office:value-type="float" office:value="0.151962511956491" calcext:value-type="float">
            <text:p>0.1519625119565</text:p>
          </table:table-cell>
          <table:table-cell table:style-name="Gnumeric-default" office:value-type="float" office:value="0.279257427715604" calcext:value-type="float">
            <text:p>0.2792574277156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 calcext:value-type="string">
            <text:p>r</text:p>
          </table:table-cell>
          <table:table-cell table:style-name="Gnumeric-default" office:value-type="float" office:value="0.119941826188353" calcext:value-type="float">
            <text:p>0.1199418261884</text:p>
          </table:table-cell>
          <table:table-cell table:style-name="Gnumeric-default" office:value-type="float" office:value="0.227496877768307" calcext:value-type="float">
            <text:p>0.2274968777683</text:p>
          </table:table-cell>
          <table:table-cell table:style-name="Gnumeric-default" office:value-type="float" office:value="0.146076452145413" calcext:value-type="float">
            <text:p>0.1460764521454</text:p>
          </table:table-cell>
          <table:table-cell table:style-name="Gnumeric-default" office:value-type="float" office:value="0.161198167689159" calcext:value-type="float">
            <text:p>0.161198167689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 calcext:value-type="string">
            <text:p>z</text:p>
          </table:table-cell>
          <table:table-cell table:style-name="Gnumeric-default" office:value-type="float" office:value="0.0833714778157857" calcext:value-type="float">
            <text:p>0.0833714778158</text:p>
          </table:table-cell>
          <table:table-cell table:style-name="Gnumeric-default" office:value-type="float" office:value="0.123173345102322" calcext:value-type="float">
            <text:p>0.1231733451023</text:p>
          </table:table-cell>
          <table:table-cell table:style-name="Gnumeric-default" office:value-type="float" office:value="0.0842234274255284" calcext:value-type="float">
            <text:p>0.0842234274255</text:p>
          </table:table-cell>
          <table:table-cell table:style-name="Gnumeric-default" office:value-type="float" office:value="0.286527748211364" calcext:value-type="float">
            <text:p>0.2865277482114</text:p>
          </table:table-cell>
          <table:table-cell table:style-name="Gnumeric-default" office:value-type="float" office:value="0.341938630723512" calcext:value-type="float">
            <text:p>0.341938630723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1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sum accel_x</text:p>
          </table:table-cell>
          <table:table-cell table:style-name="Gnumeric-default" table:number-columns-repeated="7"/>
          <table:table-cell table:style-name="Gnumeric-default" office:value-type="string" calcext:value-type="string">
            <text:p>new avg</text:p>
          </table:table-cell>
          <table:table-cell table:style-name="Gnumeric-default" table:number-columns-repeated="119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K1</text:p>
          </table:table-cell>
          <table:table-cell table:style-name="Gnumeric-default" office:value-type="string" calcext:value-type="string">
            <text:p>K2</text:p>
          </table:table-cell>
          <table:table-cell table:style-name="Gnumeric-default" office:value-type="string" calcext:value-type="string">
            <text:p>K3</text:p>
          </table:table-cell>
          <table:table-cell table:style-name="Gnumeric-default" office:value-type="string" calcext:value-type="string">
            <text:p>e</text:p>
          </table:table-cell>
          <table:table-cell table:style-name="Gnumeric-default" office:value-type="string" calcext:value-type="string">
            <text:p>r</text:p>
          </table:table-cell>
          <table:table-cell table:style-name="Gnumeric-default" office:value-type="string" calcext:value-type="string">
            <text:p>z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 calcext:value-type="string">
            <text:p>K1</text:p>
          </table:table-cell>
          <table:table-cell table:style-name="Gnumeric-default" office:value-type="float" office:value="2.76956852635503" calcext:value-type="float">
            <text:p>2.769568526355</text:p>
          </table:table-cell>
          <table:table-cell table:style-name="Gnumeric-default" office:value-type="float" office:value="0.454194367149498" calcext:value-type="float">
            <text:p>0.4541943671495</text:p>
          </table:table-cell>
          <table:table-cell table:style-name="Gnumeric-default" office:value-type="float" office:value="0.926652405974643" calcext:value-type="float">
            <text:p>0.9266524059746</text:p>
          </table:table-cell>
          <table:table-cell table:style-name="Gnumeric-default" office:value-type="float" office:value="0.549347796962227" calcext:value-type="float">
            <text:p>0.5493477969622</text:p>
          </table:table-cell>
          <table:table-cell table:style-name="Gnumeric-default" office:value-type="float" office:value="0.278983523502887" calcext:value-type="float">
            <text:p>0.2789835235029</text:p>
          </table:table-cell>
          <table:table-cell table:style-name="Gnumeric-default" office:value-type="float" office:value="0.221736901847064" calcext:value-type="float">
            <text:p>0.2217369018471</text:p>
          </table:table-cell>
          <table:table-cell table:style-name="Gnumeric-default"/>
          <table:table-cell table:style-name="Gnumeric-default" table:formula="of:=+[.B12]/[.B21]" office:value-type="float" office:value="0.692392131588758" calcext:value-type="float">
            <text:p>0.6923921315888</text:p>
          </table:table-cell>
          <table:table-cell table:style-name="Gnumeric-default" table:formula="of:=+[.C12]/[.C21]" office:value-type="float" office:value="0.113548591787374" calcext:value-type="float">
            <text:p>0.1135485917874</text:p>
          </table:table-cell>
          <table:table-cell table:style-name="Gnumeric-default" table:formula="of:=+[.D12]/[.D21]" office:value-type="float" office:value="0.231663101493661" calcext:value-type="float">
            <text:p>0.2316631014937</text:p>
          </table:table-cell>
          <table:table-cell table:style-name="Gnumeric-default" table:formula="of:=+[.E12]/[.E21]" office:value-type="float" office:value="0.137336949240557" calcext:value-type="float">
            <text:p>0.1373369492406</text:p>
          </table:table-cell>
          <table:table-cell table:style-name="Gnumeric-default" table:formula="of:=+[.F12]/[.F21]" office:value-type="float" office:value="0.139491761751444" calcext:value-type="float">
            <text:p>0.1394917617514</text:p>
          </table:table-cell>
          <table:table-cell table:style-name="Gnumeric-default" table:formula="of:=+[.G12]/[.G21]" office:value-type="float" office:value="0.110868450923532" calcext:value-type="float">
            <text:p>0.1108684509235</text:p>
          </table:table-cell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K2</text:p>
          </table:table-cell>
          <table:table-cell table:style-name="Gnumeric-default" office:value-type="float" office:value="2.0264501793081" calcext:value-type="float">
            <text:p>2.0264501793081</text:p>
          </table:table-cell>
          <table:table-cell table:style-name="Gnumeric-default" office:value-type="float" office:value="2.57242098118637" calcext:value-type="float">
            <text:p>2.5724209811864</text:p>
          </table:table-cell>
          <table:table-cell table:style-name="Gnumeric-default" office:value-type="float" office:value="0.753239743514629" calcext:value-type="float">
            <text:p>0.7532397435146</text:p>
          </table:table-cell>
          <table:table-cell table:style-name="Gnumeric-default" office:value-type="float" office:value="0.342245133475871" calcext:value-type="float">
            <text:p>0.3422451334759</text:p>
          </table:table-cell>
          <table:table-cell table:style-name="Gnumeric-default" office:value-type="float" office:value="0.282615713091252" calcext:value-type="float">
            <text:p>0.2826157130913</text:p>
          </table:table-cell>
          <table:table-cell table:style-name="Gnumeric-default" office:value-type="float" office:value="0.181301089673705" calcext:value-type="float">
            <text:p>0.1813010896737</text:p>
          </table:table-cell>
          <table:table-cell table:style-name="Gnumeric-default"/>
          <table:table-cell table:style-name="Gnumeric-default" table:formula="of:=+[.B13]/[.B22]" office:value-type="float" office:value="0.506612544827025" calcext:value-type="float">
            <text:p>0.506612544827</text:p>
          </table:table-cell>
          <table:table-cell table:style-name="Gnumeric-default" table:formula="of:=+[.C13]/[.C22]" office:value-type="float" office:value="0.643105245296592" calcext:value-type="float">
            <text:p>0.6431052452966</text:p>
          </table:table-cell>
          <table:table-cell table:style-name="Gnumeric-default" table:formula="of:=+[.D13]/[.D22]" office:value-type="float" office:value="0.188309935878657" calcext:value-type="float">
            <text:p>0.1883099358787</text:p>
          </table:table-cell>
          <table:table-cell table:style-name="Gnumeric-default" table:formula="of:=+[.E13]/[.E22]" office:value-type="float" office:value="0.0855612833689678" calcext:value-type="float">
            <text:p>0.085561283369</text:p>
          </table:table-cell>
          <table:table-cell table:style-name="Gnumeric-default" table:formula="of:=+[.F13]/[.F22]" office:value-type="float" office:value="0.141307856545626" calcext:value-type="float">
            <text:p>0.1413078565456</text:p>
          </table:table-cell>
          <table:table-cell table:style-name="Gnumeric-default" table:formula="of:=+[.G13]/[.G22]" office:value-type="float" office:value="0.0906505448368525" calcext:value-type="float">
            <text:p>0.0906505448369</text:p>
          </table:table-cell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K3</text:p>
          </table:table-cell>
          <table:table-cell table:style-name="Gnumeric-default" office:value-type="float" office:value="2.57022786352037" calcext:value-type="float">
            <text:p>2.5702278635204</text:p>
          </table:table-cell>
          <table:table-cell table:style-name="Gnumeric-default" office:value-type="float" office:value="1.98381754805548" calcext:value-type="float">
            <text:p>1.9838175480555</text:p>
          </table:table-cell>
          <table:table-cell table:style-name="Gnumeric-default" office:value-type="float" office:value="2.95657001034839" calcext:value-type="float">
            <text:p>2.9565700103484</text:p>
          </table:table-cell>
          <table:table-cell table:style-name="Gnumeric-default" office:value-type="float" office:value="0.517355713815715" calcext:value-type="float">
            <text:p>0.5173557138157</text:p>
          </table:table-cell>
          <table:table-cell table:style-name="Gnumeric-default" office:value-type="float" office:value="0.281135830176453" calcext:value-type="float">
            <text:p>0.2811358301765</text:p>
          </table:table-cell>
          <table:table-cell table:style-name="Gnumeric-default" office:value-type="float" office:value="0.156209464288392" calcext:value-type="float">
            <text:p>0.1562094642884</text:p>
          </table:table-cell>
          <table:table-cell table:style-name="Gnumeric-default"/>
          <table:table-cell table:style-name="Gnumeric-default" table:formula="of:=+[.B14]/[.B23]" office:value-type="float" office:value="0.642556965880092" calcext:value-type="float">
            <text:p>0.6425569658801</text:p>
          </table:table-cell>
          <table:table-cell table:style-name="Gnumeric-default" table:formula="of:=+[.C14]/[.C23]" office:value-type="float" office:value="0.49595438701387" calcext:value-type="float">
            <text:p>0.4959543870139</text:p>
          </table:table-cell>
          <table:table-cell table:style-name="Gnumeric-default" table:formula="of:=+[.D14]/[.D23]" office:value-type="float" office:value="0.739142502587097" calcext:value-type="float">
            <text:p>0.7391425025871</text:p>
          </table:table-cell>
          <table:table-cell table:style-name="Gnumeric-default" table:formula="of:=+[.E14]/[.E23]" office:value-type="float" office:value="0.129338928453929" calcext:value-type="float">
            <text:p>0.1293389284539</text:p>
          </table:table-cell>
          <table:table-cell table:style-name="Gnumeric-default" table:formula="of:=+[.F14]/[.F23]" office:value-type="float" office:value="0.140567915088226" calcext:value-type="float">
            <text:p>0.1405679150882</text:p>
          </table:table-cell>
          <table:table-cell table:style-name="Gnumeric-default" table:formula="of:=+[.G14]/[.G23]" office:value-type="float" office:value="0.078104732144196" calcext:value-type="float">
            <text:p>0.0781047321442</text:p>
          </table:table-cell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e</text:p>
          </table:table-cell>
          <table:table-cell table:style-name="Gnumeric-default" office:value-type="float" office:value="0.41145888478699" calcext:value-type="float">
            <text:p>0.411458884787</text:p>
          </table:table-cell>
          <table:table-cell table:style-name="Gnumeric-default" office:value-type="float" office:value="0.630251318351743" calcext:value-type="float">
            <text:p>0.6302513183517</text:p>
          </table:table-cell>
          <table:table-cell table:style-name="Gnumeric-default" office:value-type="float" office:value="0.503088383042941" calcext:value-type="float">
            <text:p>0.5030883830429</text:p>
          </table:table-cell>
          <table:table-cell table:style-name="Gnumeric-default" office:value-type="float" office:value="2.58257217448424" calcext:value-type="float">
            <text:p>2.5825721744842</text:p>
          </table:table-cell>
          <table:table-cell table:style-name="Gnumeric-default" office:value-type="float" office:value="0.303925023912982" calcext:value-type="float">
            <text:p>0.303925023913</text:p>
          </table:table-cell>
          <table:table-cell table:style-name="Gnumeric-default" office:value-type="float" office:value="0.558514855431209" calcext:value-type="float">
            <text:p>0.5585148554312</text:p>
          </table:table-cell>
          <table:table-cell table:style-name="Gnumeric-default"/>
          <table:table-cell table:style-name="Gnumeric-default" table:formula="of:=+[.B15]/[.B24]" office:value-type="float" office:value="0.102864721196748" calcext:value-type="float">
            <text:p>0.1028647211967</text:p>
          </table:table-cell>
          <table:table-cell table:style-name="Gnumeric-default" table:formula="of:=+[.C15]/[.C24]" office:value-type="float" office:value="0.157562829587936" calcext:value-type="float">
            <text:p>0.1575628295879</text:p>
          </table:table-cell>
          <table:table-cell table:style-name="Gnumeric-default" table:formula="of:=+[.D15]/[.D24]" office:value-type="float" office:value="0.125772095760735" calcext:value-type="float">
            <text:p>0.1257720957607</text:p>
          </table:table-cell>
          <table:table-cell table:style-name="Gnumeric-default" table:formula="of:=+[.E15]/[.E24]" office:value-type="float" office:value="0.64564304362106" calcext:value-type="float">
            <text:p>0.6456430436211</text:p>
          </table:table-cell>
          <table:table-cell table:style-name="Gnumeric-default" table:formula="of:=+[.F15]/[.F24]" office:value-type="float" office:value="0.151962511956491" calcext:value-type="float">
            <text:p>0.1519625119565</text:p>
          </table:table-cell>
          <table:table-cell table:style-name="Gnumeric-default" table:formula="of:=+[.G15]/[.G24]" office:value-type="float" office:value="0.279257427715604" calcext:value-type="float">
            <text:p>0.2792574277156</text:p>
          </table:table-cell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r</text:p>
          </table:table-cell>
          <table:table-cell table:style-name="Gnumeric-default" office:value-type="float" office:value="0.239883652376705" calcext:value-type="float">
            <text:p>0.2398836523767</text:p>
          </table:table-cell>
          <table:table-cell table:style-name="Gnumeric-default" office:value-type="float" office:value="0.454993755536614" calcext:value-type="float">
            <text:p>0.4549937555366</text:p>
          </table:table-cell>
          <table:table-cell table:style-name="Gnumeric-default" office:value-type="float" office:value="0.292152904290826" calcext:value-type="float">
            <text:p>0.2921529042908</text:p>
          </table:table-cell>
          <table:table-cell table:style-name="Gnumeric-default" office:value-type="float" office:value="0.322396335378318" calcext:value-type="float">
            <text:p>0.322396335378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/>
          <table:table-cell table:style-name="Gnumeric-default" table:formula="of:=+[.B16]/[.B25]" office:value-type="float" office:value="0.119941826188353" calcext:value-type="float">
            <text:p>0.1199418261884</text:p>
          </table:table-cell>
          <table:table-cell table:style-name="Gnumeric-default" table:formula="of:=+[.C16]/[.C25]" office:value-type="float" office:value="0.227496877768307" calcext:value-type="float">
            <text:p>0.2274968777683</text:p>
          </table:table-cell>
          <table:table-cell table:style-name="Gnumeric-default" table:formula="of:=+[.D16]/[.D25]" office:value-type="float" office:value="0.146076452145413" calcext:value-type="float">
            <text:p>0.1460764521454</text:p>
          </table:table-cell>
          <table:table-cell table:style-name="Gnumeric-default" table:formula="of:=+[.E16]/[.E25]" office:value-type="float" office:value="0.161198167689159" calcext:value-type="float">
            <text:p>0.1611981676892</text:p>
          </table:table-cell>
          <table:table-cell table:style-name="ce3" table:formula="of:=+[.F16]/[.F25]" office:value-type="float" office:value="1" calcext:value-type="float">
            <text:p>1</text:p>
          </table:table-cell>
          <table:table-cell table:style-name="ce3" table:formula="of:=+[.G16]/[.G25]" office:value-type="float" office:value="0" calcext:value-type="float">
            <text:p>0</text:p>
          </table:table-cell>
          <table:table-cell table:style-name="Gnumeric-default" table:number-columns-repeated="114"/>
        </table:table-row>
        <table:table-row table:style-name="ro1">
          <table:table-cell table:style-name="Gnumeric-default" office:value-type="string" calcext:value-type="string">
            <text:p>z</text:p>
          </table:table-cell>
          <table:table-cell table:style-name="Gnumeric-default" office:value-type="float" office:value="0.166742955631571" calcext:value-type="float">
            <text:p>0.1667429556316</text:p>
          </table:table-cell>
          <table:table-cell table:style-name="Gnumeric-default" office:value-type="float" office:value="0.246346690204644" calcext:value-type="float">
            <text:p>0.2463466902046</text:p>
          </table:table-cell>
          <table:table-cell table:style-name="Gnumeric-default" office:value-type="float" office:value="0.168446854851057" calcext:value-type="float">
            <text:p>0.1684468548511</text:p>
          </table:table-cell>
          <table:table-cell table:style-name="Gnumeric-default" office:value-type="float" office:value="0.573055496422728" calcext:value-type="float">
            <text:p>0.5730554964227</text:p>
          </table:table-cell>
          <table:table-cell table:style-name="Gnumeric-default" office:value-type="float" office:value="0.341938630723512" calcext:value-type="float">
            <text:p>0.341938630723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table:formula="of:=+[.B17]/[.B26]" office:value-type="float" office:value="0.0833714778157855" calcext:value-type="float">
            <text:p>0.0833714778158</text:p>
          </table:table-cell>
          <table:table-cell table:style-name="Gnumeric-default" table:formula="of:=+[.C17]/[.C26]" office:value-type="float" office:value="0.123173345102322" calcext:value-type="float">
            <text:p>0.1231733451023</text:p>
          </table:table-cell>
          <table:table-cell table:style-name="Gnumeric-default" table:formula="of:=+[.D17]/[.D26]" office:value-type="float" office:value="0.0842234274255285" calcext:value-type="float">
            <text:p>0.0842234274255</text:p>
          </table:table-cell>
          <table:table-cell table:style-name="Gnumeric-default" table:formula="of:=+[.E17]/[.E26]" office:value-type="float" office:value="0.286527748211364" calcext:value-type="float">
            <text:p>0.2865277482114</text:p>
          </table:table-cell>
          <table:table-cell table:style-name="ce3" table:formula="of:=+[.F17]/[.F26]" office:value-type="float" office:value="0.341938630723512" calcext:value-type="float">
            <text:p>0.3419386307235</text:p>
          </table:table-cell>
          <table:table-cell table:style-name="ce3" table:formula="of:=+[.G17]/[.G26]" office:value-type="float" office:value="1" calcext:value-type="float">
            <text:p>1</text:p>
          </table:table-cell>
          <table:table-cell table:style-name="Gnumeric-default" table:number-columns-repeated="114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num strokes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K1</text:p>
          </table:table-cell>
          <table:table-cell table:style-name="Gnumeric-default" office:value-type="string" calcext:value-type="string">
            <text:p>K2</text:p>
          </table:table-cell>
          <table:table-cell table:style-name="Gnumeric-default" office:value-type="string" calcext:value-type="string">
            <text:p>K3</text:p>
          </table:table-cell>
          <table:table-cell table:style-name="Gnumeric-default" office:value-type="string" calcext:value-type="string">
            <text:p>e</text:p>
          </table:table-cell>
          <table:table-cell table:style-name="Gnumeric-default" office:value-type="string" calcext:value-type="string">
            <text:p>r</text:p>
          </table:table-cell>
          <table:table-cell table:style-name="Gnumeric-default" office:value-type="string" calcext:value-type="string">
            <text:p>z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 calcext:value-type="string">
            <text:p>K1</text:p>
          </table:table-cell>
          <table:table-cell table:number-columns-repeated="4" table:style-name="Gnumeric-default" office:value-type="float" office:value="4" calcext:value-type="float">
            <text:p>4</text:p>
          </table:table-cell>
          <table:table-cell table:number-columns-repeated="2" table:style-name="Gnumeric-default" office:value-type="float" office:value="2" calcext:value-type="float">
            <text:p>2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 calcext:value-type="string">
            <text:p>K2</text:p>
          </table:table-cell>
          <table:table-cell table:number-columns-repeated="4" table:style-name="Gnumeric-default" office:value-type="float" office:value="4" calcext:value-type="float">
            <text:p>4</text:p>
          </table:table-cell>
          <table:table-cell table:number-columns-repeated="2" table:style-name="Gnumeric-default" office:value-type="float" office:value="2" calcext:value-type="float">
            <text:p>2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 calcext:value-type="string">
            <text:p>K3</text:p>
          </table:table-cell>
          <table:table-cell table:number-columns-repeated="4" table:style-name="Gnumeric-default" office:value-type="float" office:value="4" calcext:value-type="float">
            <text:p>4</text:p>
          </table:table-cell>
          <table:table-cell table:number-columns-repeated="2" table:style-name="Gnumeric-default" office:value-type="float" office:value="2" calcext:value-type="float">
            <text:p>2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 calcext:value-type="string">
            <text:p>e</text:p>
          </table:table-cell>
          <table:table-cell table:number-columns-repeated="4" table:style-name="Gnumeric-default" office:value-type="float" office:value="4" calcext:value-type="float">
            <text:p>4</text:p>
          </table:table-cell>
          <table:table-cell table:number-columns-repeated="2" table:style-name="Gnumeric-default" office:value-type="float" office:value="2" calcext:value-type="float">
            <text:p>2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 calcext:value-type="string">
            <text:p>r</text:p>
          </table:table-cell>
          <table:table-cell table:number-columns-repeated="4" table:style-name="Gnumeric-default" office:value-type="float" office:value="2" calcext:value-type="float">
            <text:p>2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Gnumeric-default" table:number-columns-repeated="121"/>
        </table:table-row>
        <table:table-row table:style-name="ro1">
          <table:table-cell table:style-name="Gnumeric-default" office:value-type="string" calcext:value-type="string">
            <text:p>z</text:p>
          </table:table-cell>
          <table:table-cell table:number-columns-repeated="4" table:style-name="Gnumeric-default" office:value-type="float" office:value="2" calcext:value-type="float">
            <text:p>2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Gnumeric-default" table:number-columns-repeated="121"/>
        </table:table-row>
        <table:table-row table:style-name="ro2" table:number-rows-repeated="101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9T13:05:23.407995462</dc:date>
    <meta:creation-date>2014-11-07T10:41:57Z</meta:creation-date>
    <meta:editing-cycles>2</meta:editing-cycles>
    <meta:editing-duration>PT3S</meta:editing-duration>
    <meta:generator>LibreOffice/4.2.7.2$Linux_X86_64 LibreOffice_project/420m0$Build-2</meta:generator>
    <meta:initial-creator>Galen </meta:initial-creator>
    <meta:document-statistic meta:table-count="1" meta:cell-count="186" meta:object-count="0"/>
  </office:meta>
</office:document-meta>
</file>